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203A45C097E6CC258C.png" manifest:media-type="image/png"/>
  <manifest:file-entry manifest:full-path="Pictures/10000000000003D90000033B65508B95CC6DD9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08080" draw:fill-color="#bdbdbd" draw:textarea-horizontal-align="justify" draw:textarea-vertical-align="middle" draw:auto-grow-height="false" fo:min-height="5.001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544cm"/>
    </style:style>
    <style:style style:name="gr4" style:family="graphic" style:parent-style-name="objectwithoutfill">
      <style:graphic-properties draw:stroke="dash" draw:stroke-dash="Dash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Dash" svg:stroke-width="0.1cm" svg:stroke-color="#ff00ff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ff5722" draw:fill-color="#fafafa" draw:textarea-horizontal-align="justify" draw:textarea-vertical-align="middle" draw:auto-grow-height="false" fo:min-height="0cm" fo:min-width="1.186cm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Dot" svg:stroke-width="0.053cm" svg:stroke-color="#333333" draw:marker-start-width="0.279cm" draw:marker-end-width="0.279cm" svg:stroke-linecap="butt" draw:fill="none" loext:fill-use-slide-background="false" draw:textarea-horizontal-align="justify" draw:textarea-vertical-align="middle" draw:auto-grow-height="false" fo:min-height="1.019cm" fo:min-width="0.785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34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671cm"/>
      <style:paragraph-properties style:writing-mode="lr-tb"/>
    </style:style>
    <style:style style:name="gr11" style:family="graphic" style:parent-style-name="objectwithoutfill">
      <style:graphic-properties draw:stroke="dash" draw:stroke-dash="Dash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4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73cm"/>
      <style:paragraph-properties style:writing-mode="lr-tb"/>
    </style:style>
    <style:style style:name="gr14" style:family="graphic" style:parent-style-name="standard">
      <style:graphic-properties svg:stroke-color="#666666" draw:fill-color="#b2b2b2" draw:textarea-horizontal-align="justify" draw:textarea-vertical-align="middle" draw:auto-grow-height="false" fo:min-height="10.914cm" fo:min-width="0cm"/>
    </style:style>
    <style:style style:name="gr15" style:family="graphic" style:parent-style-name="standard">
      <style:graphic-properties draw:stroke="dash" draw:stroke-dash="Dot" svg:stroke-width="0.053cm" svg:stroke-color="#1c1c1c" draw:marker-start-width="0.28cm" draw:marker-end-width="0.28cm" svg:stroke-linecap="butt" draw:fill="solid" draw:fill-color="#ffffff" loext:fill-use-slide-background="false" draw:textarea-horizontal-align="justify" draw:textarea-vertical-align="middle" draw:auto-grow-height="false" fo:min-height="0.259cm" fo:min-width="0.057cm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loext:graphic-properties draw:fill-color="#bdbdb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afafa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00ff" loext:opacity="100%" loext:color-lum-mod="100%" loext:color-lum-off="0%" fo:font-size="8.19999980926514pt" style:font-size-asian="8pt" style:font-size-complex="8pt"/>
    </style:style>
    <style:style style:name="P6" style:family="paragraph">
      <loext:graphic-properties draw:fill="none" draw:fill-color="#ffffff"/>
      <style:paragraph-properties style:writing-mode="lr-tb"/>
      <style:text-properties fo:color="#0000ff" loext:opacity="100%" loext:color-lum-mod="100%" loext:color-lum-off="0%" fo:font-size="8.19999980926514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color="#808080" loext:opacity="100%" loext:color-lum-mod="100%" loext:color-lum-off="0%" fo:font-size="8.19999980926514pt" style:font-size-asian="8pt" style:font-size-complex="8pt"/>
    </style:style>
    <style:style style:name="P8" style:family="paragraph">
      <loext:graphic-properties draw:fill="none" draw:fill-color="#ffffff"/>
      <style:paragraph-properties style:writing-mode="lr-tb"/>
      <style:text-properties fo:font-size="13.3999996185303pt" style:font-size-asian="13pt" style:font-size-complex="13pt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fo:color="#ff00ff" loext:opacity="100%" fo:font-size="8pt" style:font-size-asian="8pt" style:font-size-complex="8pt"/>
    </style:style>
    <style:style style:name="T2" style:family="text">
      <style:text-properties fo:color="#0000ff" loext:opacity="100%" fo:font-size="8pt" style:font-size-asian="8pt" style:font-size-complex="8pt"/>
    </style:style>
    <style:style style:name="T3" style:family="text">
      <style:text-properties fo:color="#808080" loext:opacity="100%" fo:font-size="8pt" style:font-size-asian="8pt" style:font-size-complex="8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729cm" svg:height="16.371cm" svg:x="-20.577cm" svg:y="-3.866cm">
          <draw:image xlink:href="Pictures/10000000000003D90000033B65508B95CC6DD9C1.png" xlink:type="simple" xlink:show="embed" xlink:actuate="onLoad" draw:mime-type="image/png">
            <text:p/>
          </draw:image>
        </draw:frame>
        <draw:path draw:style-name="gr2" draw:text-style-name="P2" draw:layer="layout" svg:width="5.24cm" svg:height="8.634cm" svg:x="9.172cm" svg:y="6.566cm" svg:viewBox="0 0 5241 8635" svg:d="M2197 897l1001-897h512l-1090 1005v4018l-2170-2 149 3195c0 165 3431 192 3973-10 282-226 150-5469 224-8204h445v8633h-5241l1-3964h2196z">
          <text:p/>
        </draw:path>
        <draw:custom-shape draw:style-name="gr3" draw:text-style-name="P1" draw:layer="layout" svg:width="1.044cm" svg:height="0.074cm" svg:x="12.904cm" svg:y="6.56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207cm" svg:y1="15.549cm" svg:x2="11.238cm" svg:y2="5.72cm">
          <text:p/>
        </draw:line>
        <draw:line draw:style-name="gr5" draw:text-style-name="P3" draw:layer="layout" svg:x1="13.41cm" svg:y1="5.735cm" svg:x2="13.418cm" svg:y2="7.548cm">
          <text:p/>
        </draw:line>
        <draw:custom-shape draw:style-name="gr6" draw:text-style-name="P4" draw:layer="layout" svg:width="2.104cm" svg:height="0.191cm" svg:x="11.266cm" svg:y="6.0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3" draw:layer="layout" svg:x1="13.753cm" svg:y1="6.888cm" svg:x2="13.753cm" svg:y2="13.903cm">
          <text:p/>
        </draw:line>
        <draw:custom-shape draw:style-name="gr8" draw:text-style-name="P3" draw:layer="layout" svg:width="1.889cm" svg:height="1.867cm" svg:x="10.239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2.232cm" svg:height="0.591cm" draw:transform="rotate (1.5707963267949) translate (13.269cm 7.677cm)">
          <draw:text-box>
            <text:p><text:span text:style-name="T1">Axe tampon</text:span></text:p>
          </draw:text-box>
        </draw:frame>
        <draw:frame draw:style-name="gr10" draw:text-style-name="P6" draw:layer="layout" svg:width="2.975cm" svg:height="0.921cm" draw:transform="rotate (1.5707963267949) translate (10.747cm 11.407cm)">
          <draw:text-box>
            <text:p><text:span text:style-name="T2">Axe canalisation</text:span></text:p>
          </draw:text-box>
        </draw:frame>
        <draw:line draw:style-name="gr11" draw:text-style-name="P3" draw:layer="layout" svg:x1="11.777cm" svg:y1="15.55cm" svg:x2="11.808cm" svg:y2="5.721cm">
          <text:p/>
        </draw:line>
        <draw:frame draw:style-name="gr12" draw:text-style-name="P7" draw:layer="layout" svg:width="2.077cm" svg:height="0.705cm" draw:transform="rotate (1.5707963267949) translate (11.743cm 11.031cm)">
          <draw:text-box>
            <text:p><text:span text:style-name="T3">Axe regard</text:span></text:p>
          </draw:text-box>
        </draw:frame>
        <draw:frame draw:style-name="gr13" draw:text-style-name="P8" draw:layer="layout" svg:width="4.163cm" svg:height="1.023cm" svg:x="9.616cm" svg:y="15.396cm">
          <draw:text-box>
            <text:p><text:span text:style-name="T4">Regard non axial</text:span></text:p>
          </draw:text-box>
        </draw:frame>
        <draw:frame draw:style-name="gr1" draw:text-style-name="P1" draw:layer="layout" svg:width="0.957cm" svg:height="0.946cm" svg:x="12.028cm" svg:y="5.053cm">
          <draw:image xlink:href="Pictures/1000000100000320000003203A45C097E6CC258C.png" xlink:type="simple" xlink:show="embed" xlink:actuate="onLoad" draw:mime-type="image/png">
            <text:p/>
          </draw:image>
        </draw:frame>
        <draw:path draw:style-name="gr14" draw:text-style-name="P9" draw:layer="layout" svg:width="4.015cm" svg:height="8.593cm" svg:x="4.692cm" svg:y="6.598cm" svg:viewBox="0 0 4016 8594" svg:d="M12 8593l-12-8592h353l13 7566c541 68 1089 518 1629 518 552 0 1096-441 1648-516l-13-4928-1202-2253-11-20v-14-354h373v317l1213 2260 13 6017z">
          <text:p/>
        </draw:path>
        <draw:custom-shape draw:style-name="gr15" draw:text-style-name="P10" draw:layer="layout" svg:width="0.863cm" svg:height="0.795cm" svg:x="6.248cm" svg:y="14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678cm" svg:y1="15.382cm" svg:x2="6.708cm" svg:y2="5.794cm">
          <text:p/>
        </draw:line>
        <draw:frame draw:style-name="gr10" draw:text-style-name="P6" draw:layer="layout" svg:width="2.975cm" svg:height="0.921cm" draw:transform="rotate (1.5707963267949) translate (6.218cm 11.24cm)">
          <draw:text-box>
            <text:p><text:span text:style-name="T2">Axe canalisation</text:span></text:p>
          </draw:text-box>
        </draw:frame>
        <draw:line draw:style-name="gr11" draw:text-style-name="P3" draw:layer="layout" svg:x1="6.679cm" svg:y1="13.322cm" svg:x2="6.712cm" svg:y2="5.785cm">
          <text:p/>
        </draw:line>
        <draw:frame draw:style-name="gr12" draw:text-style-name="P7" draw:layer="layout" svg:width="2.077cm" svg:height="0.705cm" draw:transform="rotate (1.5707963267949) translate (6.646cm 8.764cm)">
          <draw:text-box>
            <text:p><text:span text:style-name="T3">Axe regard</text:span></text:p>
          </draw:text-box>
        </draw:frame>
        <draw:line draw:style-name="gr5" draw:text-style-name="P3" draw:layer="layout" svg:x1="6.092cm" svg:y1="5.796cm" svg:x2="6.1cm" svg:y2="7.609cm">
          <text:p/>
        </draw:line>
        <draw:frame draw:style-name="gr9" draw:text-style-name="P5" draw:layer="layout" svg:width="2.232cm" svg:height="0.591cm" draw:transform="rotate (1.5707963267949) translate (21.97cm 7.882cm)">
          <draw:text-box>
            <text:p><text:span text:style-name="T1">Axe tampon</text:span></text:p>
          </draw:text-box>
        </draw:frame>
        <draw:frame draw:style-name="gr13" draw:text-style-name="P8" draw:layer="layout" svg:width="3.366cm" svg:height="1.023cm" svg:x="4.977cm" svg:y="15.396cm">
          <draw:text-box>
            <text:p><text:span text:style-name="T4">Regard axial</text:span></text:p>
          </draw:text-box>
        </draw:frame>
        <draw:path draw:style-name="gr2" draw:text-style-name="P2" draw:layer="layout" svg:width="7.917cm" svg:height="8.634cm" svg:x="15.215cm" svg:y="6.567cm" svg:viewBox="0 0 7918 8635" svg:d="M4874 897l1001-897h512l-1090 1005v4018l-4847-32 149 3195c-263 37 1195 70 2790 79 366 45 132-722 527-723 1185-2 2954 16 3388-68 282-226 95-4737 170-7472h444v8633l-7918-30 1-3964 4873 30z">
          <text:p/>
        </draw:path>
        <draw:custom-shape draw:style-name="gr8" draw:text-style-name="P3" draw:layer="layout" svg:width="1.889cm" svg:height="1.867cm" svg:x="16.42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321cm" svg:y1="15.504cm" svg:x2="17.352cm" svg:y2="5.675cm">
          <text:p/>
        </draw:line>
        <draw:frame draw:style-name="gr10" draw:text-style-name="P6" draw:layer="layout" svg:width="2.975cm" svg:height="0.921cm" draw:transform="rotate (1.5707963267949) translate (16.825cm 11.397cm)">
          <draw:text-box>
            <text:p><text:span text:style-name="T2">Axe canalisation</text:span></text:p>
          </draw:text-box>
        </draw:frame>
        <draw:line draw:style-name="gr11" draw:text-style-name="P3" draw:layer="layout" svg:x1="19.461cm" svg:y1="15.465cm" svg:x2="19.492cm" svg:y2="5.636cm">
          <text:p/>
        </draw:line>
        <draw:frame draw:style-name="gr12" draw:text-style-name="P7" draw:layer="layout" svg:width="2.077cm" svg:height="0.705cm" draw:transform="rotate (1.5707963267949) translate (19.428cm 10.947cm)">
          <draw:text-box>
            <text:p><text:span text:style-name="T3">Axe regard</text:span></text:p>
          </draw:text-box>
        </draw:frame>
        <draw:frame draw:style-name="gr13" draw:text-style-name="P8" draw:layer="layout" svg:width="4.163cm" svg:height="1.023cm" svg:x="16.791cm" svg:y="15.396cm">
          <draw:text-box>
            <text:p><text:span text:style-name="T4">Regard déporté</text:span></text:p>
          </draw:text-box>
        </draw:frame>
        <draw:line draw:style-name="gr5" draw:text-style-name="P3" draw:layer="layout" svg:x1="22.088cm" svg:y1="5.628cm" svg:x2="22.096cm" svg:y2="7.44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1:49:26.398411683</meta:creation-date>
    <dc:date>2024-10-06T22:28:04.402123536</dc:date>
    <meta:editing-duration>PT1H41M49S</meta:editing-duration>
    <meta:editing-cycles>3</meta:editing-cycles>
    <meta:generator>LibreOffice/7.4.7.2$Linux_X86_64 LibreOffice_project/40$Build-2</meta:generator>
    <meta:document-statistic meta:object-count="31"/>
  </office:meta>
</office:document-meta>
</file>